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ple Braille" svg:font-family="'Apple Braille'" style:font-pitch="variable" style:font-charset="x-symbol"/>
    <style:font-face style:name="F" svg:font-family="" style:font-family-generic="roman"/>
    <style:font-face style:name="Helvetica" svg:font-family="Helvetica" style:font-family-generic="swiss"/>
    <style:font-face style:name="Arial Hebrew" svg:font-family="'Arial Hebrew'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53in"/>
    </style:style>
    <style:style style:name="co2" style:family="table-column">
      <style:table-column-properties fo:break-before="auto" style:column-width="2.5799in"/>
    </style:style>
    <style:style style:name="co3" style:family="table-column">
      <style:table-column-properties fo:break-before="auto" style:column-width="0.747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511in"/>
    </style:style>
    <style:style style:name="ro1" style:family="table-row">
      <style:table-row-properties style:row-height="0.1638in" fo:break-before="auto" style:use-optimal-row-height="false"/>
    </style:style>
    <style:style style:name="ro2" style:family="table-row">
      <style:table-row-properties style:row-height="0.1673in" fo:break-before="auto" style:use-optimal-row-height="false"/>
    </style:style>
    <style:style style:name="ro3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 Hebrew" fo:font-size="9pt" fo:language="pt" fo:country="BR" fo:font-weight="normal" style:font-size-asian="9pt" style:font-weight-asian="bold" style:font-size-complex="9pt" style:font-weight-complex="bold"/>
    </style:style>
    <style:style style:name="ce2" style:family="table-cell" style:parent-style-name="Default">
      <style:text-properties style:font-name="Arial Hebrew" fo:font-size="9pt" fo:language="pt" fo:country="BR" fo:font-weight="normal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Arial Hebrew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Arial Hebrew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Arial Hebrew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 Hebr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Arial Hebrew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Arial Hebrew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language-asian="en" style:country-asian="US" style:font-style-asian="normal" style:font-weight-asian="normal" style:font-name-complex="Helvetic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Arial Hebrew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 Hebrew" fo:font-size="9pt" fo:language="pt" fo:country="BR" fo:font-weight="normal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Arial Hebrew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 Hebrew" fo:font-size="9pt" style:font-size-asian="9pt" style:font-size-complex="9pt"/>
    </style:style>
    <style:style style:name="ce13" style:family="table-cell" style:parent-style-name="Default"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Helvetic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10"/>
        <table:table-column table:style-name="co4" table:number-columns-repeated="1021" table:default-cell-style-name="ce2"/>
        <table:table-row table:style-name="ro1">
          <table:table-cell table:style-name="ce1" office:value-type="string">
            <text:p>Departamento</text:p>
          </table:table-cell>
          <table:table-cell table:style-name="ce3" office:value-type="string">
            <text:p>Descrição do Produto</text:p>
          </table:table-cell>
          <table:table-cell table:style-name="ce7" office:value-type="string">
            <text:p>Valor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WL BOLA</text:p>
          </table:table-cell>
          <table:table-cell table:style-name="ce8" office:value-type="string">
            <text:p>22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ARTOLA CERAMICA P</text:p>
          </table:table-cell>
          <table:table-cell table:style-name="ce9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UP CAKE MICKEY E MINNIE G</text:p>
          </table:table-cell>
          <table:table-cell table:style-name="ce9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MINI BANDEJA ZEBRA</text:p>
          </table:table-cell>
          <table:table-cell table:style-name="ce9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RANCAMBOLE COM PE G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RANCAMBOLE COM PE M</text:p>
          </table:table-cell>
          <table:table-cell table:style-name="ce9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ÂNCORA EM CERAMICA</text:p>
          </table:table-cell>
          <table:table-cell table:style-name="ce9" office:value-type="string">
            <text:p>76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ANJINHO</text:p>
          </table:table-cell>
          <table:table-cell table:style-name="ce9" office:value-type="string">
            <text:p>12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AILARINA CERAMICA</text:p>
          </table:table-cell>
          <table:table-cell table:style-name="ce9" office:value-type="string">
            <text:p>64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BANDEJA LOUÇA</text:p>
          </table:table-cell>
          <table:table-cell table:style-name="ce9" office:value-type="string">
            <text:p>36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ANDEJA LOUÇA P</text:p>
          </table:table-cell>
          <table:table-cell table:style-name="ce9" office:value-type="string">
            <text:p>12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ANDEJA PASSARO</text:p>
          </table:table-cell>
          <table:table-cell table:style-name="ce9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ANDEJA RETANGULAR LAÇO</text:p>
          </table:table-cell>
          <table:table-cell table:style-name="ce9" office:value-type="string">
            <text:p>36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BOLA FUTEBOL</text:p>
          </table:table-cell>
          <table:table-cell table:style-name="ce9" office:value-type="string">
            <text:p>28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A FUTEBOL COFRE</text:p>
          </table:table-cell>
          <table:table-cell table:style-name="ce9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BOLEIRA BABADO FIO DE OURO G</text:p>
          </table:table-cell>
          <table:table-cell table:style-name="ce9" office:value-type="string">
            <text:p>7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BABADO FIO DE OURO P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BOLEIRA BABADO M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BABADO P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BORDADA M</text:p>
          </table:table-cell>
          <table:table-cell table:style-name="ce9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BORDADA P</text:p>
          </table:table-cell>
          <table:table-cell table:style-name="ce9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COQUEIRO LOUÇA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BOLEIRA CUP CACKE</text:p>
          </table:table-cell>
          <table:table-cell table:style-name="ce9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DINOSSAUROS</text:p>
          </table:table-cell>
          <table:table-cell table:style-name="ce9" office:value-type="string">
            <text:p>9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ELO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LISA G</text:p>
          </table:table-cell>
          <table:table-cell table:style-name="ce9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LISA M</text:p>
          </table:table-cell>
          <table:table-cell table:style-name="ce9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LISA P</text:p>
          </table:table-cell>
          <table:table-cell table:style-name="ce9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LISA PETROLEO</text:p>
          </table:table-cell>
          <table:table-cell table:style-name="ce9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PARIS P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PASSA FITA</text:p>
          </table:table-cell>
          <table:table-cell table:style-name="ce9" office:value-type="string">
            <text:p>7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PE DIAMANTE</text:p>
          </table:table-cell>
          <table:table-cell table:style-name="ce9" office:value-type="string">
            <text:p>32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BOLEIRA PETROLEO COM BORDA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SEXTAVADA</text:p>
          </table:table-cell>
          <table:table-cell table:style-name="ce9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SEXTAVADA FUNDA</text:p>
          </table:table-cell>
          <table:table-cell table:style-name="ce9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BOLEIRA TORNEADA G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TORNEADA M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TORNEADA P</text:p>
          </table:table-cell>
          <table:table-cell table:style-name="ce9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LEIRA VESTIDINHO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OTA PALHAÇO</text:p>
          </table:table-cell>
          <table:table-cell table:style-name="ce9" office:value-type="string">
            <text:p>48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ULE ALIÇE</text:p>
          </table:table-cell>
          <table:table-cell table:style-name="ce9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BULE BELA E A FERA</text:p>
          </table:table-cell>
          <table:table-cell table:style-name="ce9" office:value-type="string">
            <text:p>74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ABEÇA COELHO</text:p>
          </table:table-cell>
          <table:table-cell office:value-type="string">
            <text:p>25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ABEÇA MINNIE E MICKEY</text:p>
          </table:table-cell>
          <table:table-cell table:style-name="ce9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CACHEPOT CACTUS</text:p>
          </table:table-cell>
          <table:table-cell table:style-name="ce9" office:value-type="string">
            <text:p>36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CACHEPOT DINOSSAURO</text:p>
          </table:table-cell>
          <table:table-cell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CACHEPOT ELEFANTINHO</text:p>
          </table:table-cell>
          <table:table-cell office:value-type="string">
            <text:p>32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CACHEPOT MICKEY E MINNIE</text:p>
          </table:table-cell>
          <table:table-cell office:value-type="string">
            <text:p>46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CACHEPOT PANDA</text:p>
          </table:table-cell>
          <table:table-cell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CACHORRINHO</text:p>
          </table:table-cell>
          <table:table-cell office:value-type="string">
            <text:p>12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CACTUS AREDONDADO</text:p>
          </table:table-cell>
          <table:table-cell office:value-type="string">
            <text:p>64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CACTUS BOLA</text:p>
          </table:table-cell>
          <table:table-cell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ACTUS CERAMICA</text:p>
          </table:table-cell>
          <table:table-cell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ACTUS POTE</text:p>
          </table:table-cell>
          <table:table-cell office:value-type="string">
            <text:p>36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ANECA</text:p>
          </table:table-cell>
          <table:table-cell office:value-type="string">
            <text:p>22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ANECA BELA E A FERA</text:p>
          </table:table-cell>
          <table:table-cell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CANECA FUTEBOL</text:p>
          </table:table-cell>
          <table:table-cell office:value-type="string">
            <text:p>28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ARACOL CERAMICA</text:p>
          </table:table-cell>
          <table:table-cell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ARTA ALIÇE</text:p>
          </table:table-cell>
          <table:table-cell office:value-type="string">
            <text:p>46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ARTOLA CERAMICA G</text:p>
          </table:table-cell>
          <table:table-cell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ASA BOB ESPONJA</text:p>
          </table:table-cell>
          <table:table-cell office:value-type="string">
            <text:p>44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CASA LULA MOLUSCO</text:p>
          </table:table-cell>
          <table:table-cell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HINELINHOS</text:p>
          </table:table-cell>
          <table:table-cell office:value-type="string">
            <text:p>30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HUTEIRA</text:p>
          </table:table-cell>
          <table:table-cell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OCO CERAMICA</text:p>
          </table:table-cell>
          <table:table-cell office:value-type="string">
            <text:p>28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OELHO ALIÇE</text:p>
          </table:table-cell>
          <table:table-cell office:value-type="string">
            <text:p>7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OELHO BALEIRO</text:p>
          </table:table-cell>
          <table:table-cell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OELHO CERAMICA</text:p>
          </table:table-cell>
          <table:table-cell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OELHO DOÇINHO</text:p>
          </table:table-cell>
          <table:table-cell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OELHO PORTA DOÇE</text:p>
          </table:table-cell>
          <table:table-cell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CONCHA CERAMICA</text:p>
          </table:table-cell>
          <table:table-cell office:value-type="string">
            <text:p>44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ONCHA LOUÇA</text:p>
          </table:table-cell>
          <table:table-cell office:value-type="string">
            <text:p>32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ONCHA PETISCO</text:p>
          </table:table-cell>
          <table:table-cell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OROA M</text:p>
          </table:table-cell>
          <table:table-cell office:value-type="string">
            <text:p>24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OROA P</text:p>
          </table:table-cell>
          <table:table-cell office:value-type="string">
            <text:p>16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CUP CAKE MICKEY E MINNIE P</text:p>
          </table:table-cell>
          <table:table-cell office:value-type="string">
            <text:p>24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ELEFANTE CERAMICA</text:p>
          </table:table-cell>
          <table:table-cell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ESTRELA CERAMICA</text:p>
          </table:table-cell>
          <table:table-cell office:value-type="string">
            <text:p>16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ESTRELINHA CERAMICA</text:p>
          </table:table-cell>
          <table:table-cell office:value-type="string">
            <text:p>7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FRUTEIRA BANANA</text:p>
          </table:table-cell>
          <table:table-cell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GATO ALIÇE</text:p>
          </table:table-cell>
          <table:table-cell table:style-name="ce9" office:value-type="string">
            <text:p>7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HOMEM ARANHA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LAÇINHO MINNIE</text:p>
          </table:table-cell>
          <table:table-cell table:style-name="ce9" office:value-type="string">
            <text:p>12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LAPIS COFRE CERAMICA</text:p>
          </table:table-cell>
          <table:table-cell table:style-name="ce9" office:value-type="string">
            <text:p>20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LHAMA CERAMICA</text:p>
          </table:table-cell>
          <table:table-cell table:style-name="ce9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LOVE CERAMICA</text:p>
          </table:table-cell>
          <table:table-cell table:style-name="ce9" office:value-type="string">
            <text:p>36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MAÇA G</text:p>
          </table:table-cell>
          <table:table-cell table:style-name="ce9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MAÇA P</text:p>
          </table:table-cell>
          <table:table-cell table:style-name="ce9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MAO DO HULK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MAO MICKEY</text:p>
          </table:table-cell>
          <table:table-cell table:style-name="ce9" office:value-type="string">
            <text:p>15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MAQUINA DE COSTURA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MINI RANCAMBOLE LOUÇA</text:p>
          </table:table-cell>
          <table:table-cell table:style-name="ce9" office:value-type="string">
            <text:p>16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MINI VASINHO FLOR</text:p>
          </table:table-cell>
          <table:table-cell table:style-name="ce9" office:value-type="string">
            <text:p>12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table:style-name="ce4" office:value-type="string">
            <text:p>MINI VASINHO GREGO</text:p>
          </table:table-cell>
          <table:table-cell table:style-name="ce9" office:value-type="string">
            <text:p>18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MORANGA M</text:p>
          </table:table-cell>
          <table:table-cell table:style-name="ce9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MORANGA P</text:p>
          </table:table-cell>
          <table:table-cell table:style-name="ce9" office:value-type="string">
            <text:p>14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NUVEN CERAMICA</text:p>
          </table:table-cell>
          <table:table-cell table:style-name="ce9" office:value-type="string">
            <text:p>36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EIXE CERAMICA G</text:p>
          </table:table-cell>
          <table:table-cell table:style-name="ce9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EIXE CERAMICA M </text:p>
          </table:table-cell>
          <table:table-cell table:style-name="ce9" office:value-type="string">
            <text:p>24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EIXE CERAMICA P</text:p>
          </table:table-cell>
          <table:table-cell table:style-name="ce9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INHA</text:p>
          </table:table-cell>
          <table:table-cell table:style-name="ce9" office:value-type="string">
            <text:p>36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INHA RUSTICA</text:p>
          </table:table-cell>
          <table:table-cell table:style-name="ce9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INHO LHAMA</text:p>
          </table:table-cell>
          <table:table-cell table:style-name="ce9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BOLA</text:p>
          </table:table-cell>
          <table:table-cell table:style-name="ce9" office:value-type="string">
            <text:p>28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COELHO M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COELHO P</text:p>
          </table:table-cell>
          <table:table-cell table:style-name="ce9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COELHO PP</text:p>
          </table:table-cell>
          <table:table-cell table:style-name="ce9" office:value-type="string">
            <text:p>28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CONCHA</text:p>
          </table:table-cell>
          <table:table-cell table:style-name="ce9" office:value-type="string">
            <text:p>28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CORACAO G</text:p>
          </table:table-cell>
          <table:table-cell table:style-name="ce9" office:value-type="string">
            <text:p>36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CORAÇAO G BOLINHA</text:p>
          </table:table-cell>
          <table:table-cell table:style-name="ce9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CORAÇAO P</text:p>
          </table:table-cell>
          <table:table-cell table:style-name="ce9" office:value-type="string">
            <text:p>24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FUNDO DO MAR</text:p>
          </table:table-cell>
          <table:table-cell table:style-name="ce9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FUTEBOL G</text:p>
          </table:table-cell>
          <table:table-cell table:style-name="ce9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FUTEBOL P</text:p>
          </table:table-cell>
          <table:table-cell table:style-name="ce9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MELANCIA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MICKEY E MINNIE</text:p>
          </table:table-cell>
          <table:table-cell table:style-name="ce9" office:value-type="string">
            <text:p>36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MINNIE COM LAÇO</text:p>
          </table:table-cell>
          <table:table-cell table:style-name="ce9" office:value-type="string">
            <text:p>44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PATINHA</text:p>
          </table:table-cell>
          <table:table-cell table:style-name="ce9" office:value-type="string">
            <text:p>40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PEIXE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PRATO QUADRADO BOLINHA</text:p>
          </table:table-cell>
          <table:table-cell table:style-name="ce9" office:value-type="string">
            <text:p>28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RANCAMBOLE COM PE P</text:p>
          </table:table-cell>
          <table:table-cell table:style-name="ce9" office:value-type="string">
            <text:p>44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RANCAMBOLE SEM PE</text:p>
          </table:table-cell>
          <table:table-cell table:style-name="ce9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SABONETEIRA BANHEIRINHA</text:p>
          </table:table-cell>
          <table:table-cell table:style-name="ce9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SAPATILHA BAILARINA</text:p>
          </table:table-cell>
          <table:table-cell table:style-name="ce9" office:value-type="string">
            <text:p>7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TAÇA PETROLEO</text:p>
          </table:table-cell>
          <table:table-cell table:style-name="ce9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TAÇAS EM CERAMICA</text:p>
          </table:table-cell>
          <table:table-cell table:style-name="ce9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TIJELA MULHER MARAVILHA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TROFEU</text:p>
          </table:table-cell>
          <table:table-cell table:style-name="ce9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VASO BOLA G</text:p>
          </table:table-cell>
          <table:table-cell table:style-name="ce9" office:value-type="string">
            <text:p>7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VASO BOLA M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VASO BOLA P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VASO CACTUS</text:p>
          </table:table-cell>
          <table:table-cell table:style-name="ce9" office:value-type="string">
            <text:p>96,0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VASO FLOR</text:p>
          </table:table-cell>
          <table:table-cell table:style-name="ce9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VASO RABO CEREIA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VASO VESTIDINHO</text:p>
          </table:table-cell>
          <table:table-cell table:style-name="ce9" office:value-type="string">
            <text:p>64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VELA BELA E A FERA</text:p>
          </table:table-cell>
          <table:table-cell table:style-name="ce9" office:value-type="string">
            <text:p>7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XICARA ALIÇE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CERAMICA</text:p>
          </table:table-cell>
          <table:table-cell office:value-type="string">
            <text:p>XICARA ZIPE G</text:p>
          </table:table-cell>
          <table:table-cell table:style-name="ce9" office:value-type="string">
            <text:p>48,00</text:p>
          </table:table-cell>
          <table:table-cell table:number-columns-repeated="1021"/>
        </table:table-row>
        <table:table-row table:style-name="ro1">
          <table:table-cell office:value-type="string">
            <text:p>PORCELANA</text:p>
          </table:table-cell>
          <table:table-cell office:value-type="string">
            <text:p>BOLEIRA PARIS G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PORCELANA</text:p>
          </table:table-cell>
          <table:table-cell table:style-name="ce5" office:value-type="string">
            <text:p>CUPULA BABADO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PORCELANA</text:p>
          </table:table-cell>
          <table:table-cell office:value-type="string">
            <text:p>CUPULA CORACAO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PORCELANA</text:p>
          </table:table-cell>
          <table:table-cell office:value-type="string">
            <text:p>CUPULA LISA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PORCELANA</text:p>
          </table:table-cell>
          <table:table-cell office:value-type="string">
            <text:p>CUPULA LUXO G</text:p>
          </table:table-cell>
          <table:table-cell table:style-name="ce9" office:value-type="string">
            <text:p>79,90</text:p>
          </table:table-cell>
          <table:table-cell table:number-columns-repeated="1021"/>
        </table:table-row>
        <table:table-row table:style-name="ro1">
          <table:table-cell office:value-type="string">
            <text:p>PORCELANA</text:p>
          </table:table-cell>
          <table:table-cell office:value-type="string">
            <text:p>CUPULA LUXO P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PORCELANA</text:p>
          </table:table-cell>
          <table:table-cell office:value-type="string">
            <text:p>CUPULA MINI</text:p>
          </table:table-cell>
          <table:table-cell table:style-name="ce9" office:value-type="string">
            <text:p>36,90</text:p>
          </table:table-cell>
          <table:table-cell table:number-columns-repeated="1021"/>
        </table:table-row>
        <table:table-row table:style-name="ro1">
          <table:table-cell office:value-type="string">
            <text:p>PORCELANA</text:p>
          </table:table-cell>
          <table:table-cell office:value-type="string">
            <text:p>CUPULA PASSARO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LOUÇA</text:p>
          </table:table-cell>
          <table:table-cell office:value-type="string">
            <text:p>BANDEJA BABADO RETANGULAR SEM PE</text:p>
          </table:table-cell>
          <table:table-cell table:style-name="ce9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LOUÇA</text:p>
          </table:table-cell>
          <table:table-cell table:style-name="ce4" office:value-type="string">
            <text:p>BANDEJA BABADO QUADRADA COM PE</text:p>
          </table:table-cell>
          <table:table-cell table:style-name="ce9" office:value-type="string">
            <text:p>44,90</text:p>
          </table:table-cell>
          <table:table-cell table:number-columns-repeated="1021"/>
        </table:table-row>
        <table:table-row table:style-name="ro1">
          <table:table-cell office:value-type="string">
            <text:p>LOUÇA</text:p>
          </table:table-cell>
          <table:table-cell office:value-type="string">
            <text:p>BANDEJA BABADO QUADRADA SEM PE</text:p>
          </table:table-cell>
          <table:table-cell table:style-name="ce9" office:value-type="string">
            <text:p>36,90</text:p>
          </table:table-cell>
          <table:table-cell table:number-columns-repeated="1021"/>
        </table:table-row>
        <table:table-row table:style-name="ro1">
          <table:table-cell office:value-type="string">
            <text:p>LOUÇA</text:p>
          </table:table-cell>
          <table:table-cell office:value-type="string">
            <text:p>BANDEJA BABADO RETANGULAR COM PE</text:p>
          </table:table-cell>
          <table:table-cell table:style-name="ce9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LOUÇA</text:p>
          </table:table-cell>
          <table:table-cell office:value-type="string">
            <text:p>BANDEJA COLONIAL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LOUÇA</text:p>
          </table:table-cell>
          <table:table-cell table:style-name="ce4" office:value-type="string">
            <text:p>BANDEJA NUVEM</text:p>
          </table:table-cell>
          <table:table-cell table:style-name="ce9" office:value-type="string">
            <text:p>36,90</text:p>
          </table:table-cell>
          <table:table-cell table:number-columns-repeated="1021"/>
        </table:table-row>
        <table:table-row table:style-name="ro1">
          <table:table-cell office:value-type="string">
            <text:p>LOUÇA</text:p>
          </table:table-cell>
          <table:table-cell office:value-type="string">
            <text:p>BANDEJA NUVEM COM PE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LOUÇA</text:p>
          </table:table-cell>
          <table:table-cell office:value-type="string">
            <text:p>BANDEJA NUVEM SEM PE</text:p>
          </table:table-cell>
          <table:table-cell table:style-name="ce9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LOUÇA</text:p>
          </table:table-cell>
          <table:table-cell office:value-type="string">
            <text:p>BANDEJA OVAL COM LAÇO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LOUÇA</text:p>
          </table:table-cell>
          <table:table-cell office:value-type="string">
            <text:p>CACTUS PETISCO</text:p>
          </table:table-cell>
          <table:table-cell table:style-name="ce9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LOUÇA</text:p>
          </table:table-cell>
          <table:table-cell table:style-name="ce4" office:value-type="string">
            <text:p>PRATO PIZZA</text:p>
          </table:table-cell>
          <table:table-cell table:style-name="ce9" office:value-type="string">
            <text:p>24,00</text:p>
          </table:table-cell>
          <table:table-cell table:number-columns-repeated="1021"/>
        </table:table-row>
        <table:table-row table:style-name="ro1">
          <table:table-cell office:value-type="string">
            <text:p>LOUÇA</text:p>
          </table:table-cell>
          <table:table-cell table:style-name="ce4" office:value-type="string">
            <text:p>PRATO PIZZA CHEF</text:p>
          </table:table-cell>
          <table:table-cell table:style-name="ce9" office:value-type="string">
            <text:p>26,0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MDF LED G</text:p>
          </table:table-cell>
          <table:table-cell table:style-name="ce11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ANCORA MDF G</text:p>
          </table:table-cell>
          <table:table-cell table:style-name="ce11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ANCORA MDF P</text:p>
          </table:table-cell>
          <table:table-cell table:style-name="ce11" office:value-type="string">
            <text:p>24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BANCO RETANGULAR MDF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BANCO PUFF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BANCO REDONDO FRUTAS MDF</text:p>
          </table:table-cell>
          <table:table-cell table:style-name="ce11" office:value-type="string">
            <text:p>42,0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BANCO REDONDO PERSONAGENS MDF</text:p>
          </table:table-cell>
          <table:table-cell table:style-name="ce11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BANDEJA COLONIAL MDF</text:p>
          </table:table-cell>
          <table:table-cell table:style-name="ce11" office:value-type="string">
            <text:p>24,0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BANDEJA PE RETO MDF</text:p>
          </table:table-cell>
          <table:table-cell table:style-name="ce11" office:value-type="string">
            <text:p>28,0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BANDEJA RETANGULAR COM PE MDF</text:p>
          </table:table-cell>
          <table:table-cell table:style-name="ce11" office:value-type="string">
            <text:p>24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BANDEJA RETANGULAR NEON MDF</text:p>
          </table:table-cell>
          <table:table-cell table:style-name="ce11" office:value-type="string">
            <text:p>36,0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BANDEJA RUSTICA PE RETO MDF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BANQUINHO MDF</text:p>
          </table:table-cell>
          <table:table-cell table:style-name="ce11" office:value-type="string">
            <text:p>21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BARCO MDF</text:p>
          </table:table-cell>
          <table:table-cell table:style-name="ce11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BATEDEIRA MDF</text:p>
          </table:table-cell>
          <table:table-cell table:style-name="ce11" office:value-type="string">
            <text:p>7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BOLEIRA CHALKBOARD MDF</text:p>
          </table:table-cell>
          <table:table-cell table:style-name="ce11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BOLEIRAS COGUMELOS G</text:p>
          </table:table-cell>
          <table:table-cell table:style-name="ce11" office:value-type="string">
            <text:p>46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BOLEIRAS COGUMELOS M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BOLEIRAS COGUMELOS P</text:p>
          </table:table-cell>
          <table:table-cell table:style-name="ce11" office:value-type="string">
            <text:p>36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CABANA APACHE MDF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CACHEPO MDF GARDEN</text:p>
          </table:table-cell>
          <table:table-cell table:style-name="ce11" office:value-type="string">
            <text:p>28,0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CAIXA ALTURA G MDF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CAIXA ALTURA NEON MDF</text:p>
          </table:table-cell>
          <table:table-cell table:style-name="ce11" office:value-type="string">
            <text:p>32,0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CAIXA ALTURA P MDF</text:p>
          </table:table-cell>
          <table:table-cell table:style-name="ce11" office:value-type="string">
            <text:p>28,0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CARRINHO DE PIPOCA MDF</text:p>
          </table:table-cell>
          <table:table-cell table:style-name="ce11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CELEIRO FAZENDINHA</text:p>
          </table:table-cell>
          <table:table-cell table:style-name="ce11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CONCHA MDF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CRIADO MESA</text:p>
          </table:table-cell>
          <table:table-cell table:style-name="ce11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CRIADO MICKEY MDF</text:p>
          </table:table-cell>
          <table:table-cell table:style-name="ce11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CRIADO MINNIE MDF</text:p>
          </table:table-cell>
          <table:table-cell table:style-name="ce11" office:value-type="string">
            <text:p>64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CUBO VASADO M</text:p>
          </table:table-cell>
          <table:table-cell table:style-name="ce11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CUBO VASADO P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CUPCAKE MDF</text:p>
          </table:table-cell>
          <table:table-cell table:style-name="ce11" office:value-type="string">
            <text:p>36,0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ESCADINHA CANDY COLOR</text:p>
          </table:table-cell>
          <table:table-cell table:style-name="ce11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ESCADINHA MDF LISA</text:p>
          </table:table-cell>
          <table:table-cell table:style-name="ce11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FAROL MDF</text:p>
          </table:table-cell>
          <table:table-cell table:style-name="ce11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FOLHA MDF</text:p>
          </table:table-cell>
          <table:table-cell table:style-name="ce11" office:value-type="string">
            <text:p>24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GAVETINHA MDF</text:p>
          </table:table-cell>
          <table:table-cell table:style-name="ce11" office:value-type="string">
            <text:p>16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JAULA MDF</text:p>
          </table:table-cell>
          <table:table-cell table:style-name="ce11" office:value-type="string">
            <text:p>8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LED MDF M</text:p>
          </table:table-cell>
          <table:table-cell table:style-name="ce11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LHAMA MDF G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LHAMA MDF P</text:p>
          </table:table-cell>
          <table:table-cell table:style-name="ce11" office:value-type="string">
            <text:p>16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LIQUIDIFICADOR MDF</text:p>
          </table:table-cell>
          <table:table-cell table:style-name="ce11" office:value-type="string">
            <text:p>7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MESA REDONDA MDF</text:p>
          </table:table-cell>
          <table:table-cell table:style-name="ce11" office:value-type="string">
            <text:p>11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MINI CÔMODA VINTAGE</text:p>
          </table:table-cell>
          <table:table-cell table:style-name="ce11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MINI CUBO MICKEY</text:p>
          </table:table-cell>
          <table:table-cell table:style-name="ce11" office:value-type="string">
            <text:p><text:s/>2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MINI NINCHO COM PE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NINCHO SEXTAVADOS G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NINCHO CASA PINUS MDF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NINCHO OCA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NINCHOS BANDEIRA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NINHO SEXTAVADOS P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PENA M MDF</text:p>
          </table:table-cell>
          <table:table-cell table:style-name="ce11" office:value-type="string">
            <text:p>16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PENA P MDF</text:p>
          </table:table-cell>
          <table:table-cell table:style-name="ce11" office:value-type="string">
            <text:p>12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PICADEIRO G MDF</text:p>
          </table:table-cell>
          <table:table-cell table:style-name="ce11" office:value-type="string">
            <text:p>55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PICADEIRO P MDF</text:p>
          </table:table-cell>
          <table:table-cell table:style-name="ce11" office:value-type="string">
            <text:p>44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PLACA BEACH MDF</text:p>
          </table:table-cell>
          <table:table-cell table:style-name="ce11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PLACA SINALIZACAO MDF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PLAPA RAPOSA MDF</text:p>
          </table:table-cell>
          <table:table-cell table:style-name="ce11" office:value-type="string">
            <text:p>36,0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PODIUM</text:p>
          </table:table-cell>
          <table:table-cell table:style-name="ce11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QUADRO LETREIRO G</text:p>
          </table:table-cell>
          <table:table-cell table:style-name="ce11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QUADRO LETREIRO P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QUADRO LOUCA DE MESA MDF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6" office:value-type="string">
            <text:p>QUADRO PRAIA</text:p>
          </table:table-cell>
          <table:table-cell table:style-name="ce11" office:value-type="string">
            <text:p>24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RABO CEREIA MDF</text:p>
          </table:table-cell>
          <table:table-cell table:style-name="ce11" office:value-type="string">
            <text:p>28,0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RAPOSA APAGE MDF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RAPOSA P MDF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SORVETE MDF</text:p>
          </table:table-cell>
          <table:table-cell table:style-name="ce11" office:value-type="string">
            <text:p>36,0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TENDA CIRCO MDF</text:p>
          </table:table-cell>
          <table:table-cell table:style-name="ce11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TICKETS MDF</text:p>
          </table:table-cell>
          <table:table-cell table:style-name="ce11" office:value-type="string">
            <text:p>44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TRIO MONTANHAS MDF</text:p>
          </table:table-cell>
          <table:table-cell table:style-name="ce11" office:value-type="string">
            <text:p><text:s/>29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TRIO PEIXES MDF</text:p>
          </table:table-cell>
          <table:table-cell table:style-name="ce11" office:value-type="string">
            <text:p>24,90</text:p>
          </table:table-cell>
          <table:table-cell table:number-columns-repeated="1021"/>
        </table:table-row>
        <table:table-row table:style-name="ro1">
          <table:table-cell office:value-type="string">
            <text:p>MDF</text:p>
          </table:table-cell>
          <table:table-cell table:style-name="ce5" office:value-type="string">
            <text:p>TV MDF</text:p>
          </table:table-cell>
          <table:table-cell table:style-name="ce11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METAL</text:p>
          </table:table-cell>
          <table:table-cell table:style-name="ce5" office:value-type="string">
            <text:p>BALDINHO METAL M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METAL</text:p>
          </table:table-cell>
          <table:table-cell table:style-name="ce6" office:value-type="string">
            <text:p>BALDINHO METAL P</text:p>
          </table:table-cell>
          <table:table-cell table:style-name="ce11" office:value-type="string">
            <text:p>22,90</text:p>
          </table:table-cell>
          <table:table-cell table:number-columns-repeated="1021"/>
        </table:table-row>
        <table:table-row table:style-name="ro1">
          <table:table-cell office:value-type="string">
            <text:p>METAL</text:p>
          </table:table-cell>
          <table:table-cell table:style-name="ce6" office:value-type="string">
            <text:p>CHALEIRA METAL</text:p>
          </table:table-cell>
          <table:table-cell table:style-name="ce11" office:value-type="string">
            <text:p>36,90</text:p>
          </table:table-cell>
          <table:table-cell table:number-columns-repeated="1021"/>
        </table:table-row>
        <table:table-row table:style-name="ro1">
          <table:table-cell office:value-type="string">
            <text:p>METAL</text:p>
          </table:table-cell>
          <table:table-cell table:style-name="ce6" office:value-type="string">
            <text:p>LATINHA METAL</text:p>
          </table:table-cell>
          <table:table-cell table:style-name="ce11" office:value-type="string">
            <text:p>16,90</text:p>
          </table:table-cell>
          <table:table-cell table:number-columns-repeated="1021"/>
        </table:table-row>
        <table:table-row table:style-name="ro1">
          <table:table-cell office:value-type="string">
            <text:p>METAL</text:p>
          </table:table-cell>
          <table:table-cell table:style-name="ce5" office:value-type="string">
            <text:p>MALETA ALUMINIO G</text:p>
          </table:table-cell>
          <table:table-cell table:style-name="ce11" office:value-type="string">
            <text:p>26,90</text:p>
          </table:table-cell>
          <table:table-cell table:number-columns-repeated="1021"/>
        </table:table-row>
        <table:table-row table:style-name="ro1">
          <table:table-cell office:value-type="string">
            <text:p>METAL</text:p>
          </table:table-cell>
          <table:table-cell table:style-name="ce6" office:value-type="string">
            <text:p>MALETA ALUMINIO M</text:p>
          </table:table-cell>
          <table:table-cell table:style-name="ce11" office:value-type="string">
            <text:p>22,90</text:p>
          </table:table-cell>
          <table:table-cell table:number-columns-repeated="1021"/>
        </table:table-row>
        <table:table-row table:style-name="ro1">
          <table:table-cell office:value-type="string">
            <text:p>METAL</text:p>
          </table:table-cell>
          <table:table-cell table:style-name="ce6" office:value-type="string">
            <text:p>MALETA ALUMINIO P</text:p>
          </table:table-cell>
          <table:table-cell table:style-name="ce11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METAL</text:p>
          </table:table-cell>
          <table:table-cell table:style-name="ce6" office:value-type="string">
            <text:p>PORTA DOCES PASSARO P</text:p>
          </table:table-cell>
          <table:table-cell table:style-name="ce11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METAL</text:p>
          </table:table-cell>
          <table:table-cell table:style-name="ce6" office:value-type="string">
            <text:p>PORTA DOCES PASSARO G</text:p>
          </table:table-cell>
          <table:table-cell table:style-name="ce11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METAL</text:p>
          </table:table-cell>
          <table:table-cell table:style-name="ce6" office:value-type="string">
            <text:p>REGADOR METAL</text:p>
          </table:table-cell>
          <table:table-cell table:style-name="ce11" office:value-type="string">
            <text:p>32,90</text:p>
          </table:table-cell>
          <table:table-cell table:number-columns-repeated="1021"/>
        </table:table-row>
        <table:table-row table:style-name="ro1">
          <table:table-cell office:value-type="string">
            <text:p>METAL</text:p>
          </table:table-cell>
          <table:table-cell table:style-name="ce5" office:value-type="string">
            <text:p>TRIO MALETAS ALUMINIO</text:p>
          </table:table-cell>
          <table:table-cell table:style-name="ce11" office:value-type="string">
            <text:p>54,00</text:p>
          </table:table-cell>
          <table:table-cell table:number-columns-repeated="1021"/>
        </table:table-row>
        <table:table-row table:style-name="ro1">
          <table:table-cell office:value-type="string">
            <text:p>PAPELOTE</text:p>
          </table:table-cell>
          <table:table-cell table:style-name="ce5" office:value-type="string">
            <text:p>CAIXA LIVRO G</text:p>
          </table:table-cell>
          <table:table-cell table:style-name="ce9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PAPELOTE</text:p>
          </table:table-cell>
          <table:table-cell table:style-name="ce5" office:value-type="string">
            <text:p>CAIXA LIVRO M</text:p>
          </table:table-cell>
          <table:table-cell table:style-name="ce9" office:value-type="string">
            <text:p>26,90</text:p>
          </table:table-cell>
          <table:table-cell table:number-columns-repeated="1021"/>
        </table:table-row>
        <table:table-row table:style-name="ro1">
          <table:table-cell office:value-type="string">
            <text:p>PAPELOTE</text:p>
          </table:table-cell>
          <table:table-cell table:style-name="ce5" office:value-type="string">
            <text:p>CAIXA LIVRO P</text:p>
          </table:table-cell>
          <table:table-cell table:style-name="ce9" office:value-type="string">
            <text:p>22,90</text:p>
          </table:table-cell>
          <table:table-cell table:number-columns-repeated="1021"/>
        </table:table-row>
        <table:table-row table:style-name="ro1">
          <table:table-cell office:value-type="string">
            <text:p>PAPELOTE</text:p>
          </table:table-cell>
          <table:table-cell table:style-name="ce5" office:value-type="string">
            <text:p>DUPLA MALETA PANDA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PAPELOTE</text:p>
          </table:table-cell>
          <table:table-cell table:style-name="ce6" office:value-type="string">
            <text:p>TRIO CAIXA LIVRO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PAPELOTE</text:p>
          </table:table-cell>
          <table:table-cell table:style-name="ce5" office:value-type="string">
            <text:p>TRIO MALETAS</text:p>
          </table:table-cell>
          <table:table-cell table:style-name="ce9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5" office:value-type="string">
            <text:p>ÂNCORA DE LED</text:p>
          </table:table-cell>
          <table:table-cell table:style-name="ce12" office:value-type="string">
            <text:p>34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5" office:value-type="string">
            <text:p>BANDEJA ESPELHO SEM ALÇA</text:p>
          </table:table-cell>
          <table:table-cell table:style-name="ce9" office:value-type="string">
            <text:p>36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5" office:value-type="string">
            <text:p>CARROSSEL</text:p>
          </table:table-cell>
          <table:table-cell table:style-name="ce11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6" office:value-type="string">
            <text:p>CORAÇAO LED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6" office:value-type="string">
            <text:p>CORDAO DE LUZ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6" office:value-type="string">
            <text:p>CORDAO DE LUZ ABACAXI</text:p>
          </table:table-cell>
          <table:table-cell table:style-name="ce11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6" office:value-type="string">
            <text:p>CORDAO DE LUZ COQUEIRO</text:p>
          </table:table-cell>
          <table:table-cell table:style-name="ce11" office:value-type="string">
            <text:p>24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6" office:value-type="string">
            <text:p>CORDAO DE LUZ METAL</text:p>
          </table:table-cell>
          <table:table-cell table:style-name="ce11" office:value-type="string">
            <text:p>36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6" office:value-type="string">
            <text:p>CORDAO DE LUZ LED PREGADOR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6" office:value-type="string">
            <text:p>LED</text:p>
          </table:table-cell>
          <table:table-cell table:style-name="ce11" office:value-type="string">
            <text:p>22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5" office:value-type="string">
            <text:p>LED COQUETEL</text:p>
          </table:table-cell>
          <table:table-cell table:style-name="ce11" office:value-type="string">
            <text:p>32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5" office:value-type="string">
            <text:p>LED LOVE P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5" office:value-type="string">
            <text:p>LED MICKEY</text:p>
          </table:table-cell>
          <table:table-cell table:style-name="ce9" office:value-type="string">
            <text:p>22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5" office:value-type="string">
            <text:p>LED PANDA</text:p>
          </table:table-cell>
          <table:table-cell table:style-name="ce11" office:value-type="string">
            <text:p>44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5" office:value-type="string">
            <text:p>LED PLASTICO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5" office:value-type="string">
            <text:p>LETRA LED</text:p>
          </table:table-cell>
          <table:table-cell table:style-name="ce11" office:value-type="string">
            <text:p>21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5" office:value-type="string">
            <text:p>LIGHT BOX P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5" office:value-type="string">
            <text:p>LIGTH BOX G</text:p>
          </table:table-cell>
          <table:table-cell table:style-name="ce8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5" office:value-type="string">
            <text:p>MINI LUMINARIA PERSONAGEM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6" office:value-type="string">
            <text:p>MINI LUMINARIA</text:p>
          </table:table-cell>
          <table:table-cell table:style-name="ce11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5" office:value-type="string">
            <text:p>NUMERO LED</text:p>
          </table:table-cell>
          <table:table-cell table:style-name="ce11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PLASTICO</text:p>
          </table:table-cell>
          <table:table-cell table:style-name="ce5" office:value-type="string">
            <text:p>SOMBRINHA CHUVA DE AMOR</text:p>
          </table:table-cell>
          <table:table-cell table:style-name="ce11" office:value-type="string">
            <text:p>36,90</text:p>
          </table:table-cell>
          <table:table-cell table:number-columns-repeated="1021"/>
        </table:table-row>
        <table:table-row table:style-name="ro1">
          <table:table-cell office:value-type="string">
            <text:p>PORTA JOIAS</text:p>
          </table:table-cell>
          <table:table-cell table:style-name="ce5" office:value-type="string">
            <text:p>FOLHA PASSARO</text:p>
          </table:table-cell>
          <table:table-cell table:style-name="ce9" office:value-type="string">
            <text:p>26,90</text:p>
          </table:table-cell>
          <table:table-cell table:number-columns-repeated="1021"/>
        </table:table-row>
        <table:table-row table:style-name="ro1">
          <table:table-cell office:value-type="string">
            <text:p>PORTA JOIAS</text:p>
          </table:table-cell>
          <table:table-cell table:style-name="ce5" office:value-type="string">
            <text:p>MINI FOLHA PASSARO</text:p>
          </table:table-cell>
          <table:table-cell table:style-name="ce11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PORTA JOIAS</text:p>
          </table:table-cell>
          <table:table-cell office:value-type="string">
            <text:p>PORTA ANEL MAO</text:p>
          </table:table-cell>
          <table:table-cell table:style-name="ce11" office:value-type="string">
            <text:p>24,90</text:p>
          </table:table-cell>
          <table:table-cell table:number-columns-repeated="1021"/>
        </table:table-row>
        <table:table-row table:style-name="ro1">
          <table:table-cell office:value-type="string">
            <text:p>PORTA JOIAS</text:p>
          </table:table-cell>
          <table:table-cell office:value-type="string">
            <text:p>PORTA JOIAS CORACAO</text:p>
          </table:table-cell>
          <table:table-cell table:style-name="ce11" office:value-type="string">
            <text:p>16,90</text:p>
          </table:table-cell>
          <table:table-cell table:number-columns-repeated="1021"/>
        </table:table-row>
        <table:table-row table:style-name="ro1">
          <table:table-cell office:value-type="string">
            <text:p>PORTA JOIAS</text:p>
          </table:table-cell>
          <table:table-cell office:value-type="string">
            <text:p>PORTA JOIAS PASSARO</text:p>
          </table:table-cell>
          <table:table-cell table:style-name="ce11" office:value-type="string">
            <text:p>12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5" office:value-type="string">
            <text:p>BOTINHAS</text:p>
          </table:table-cell>
          <table:table-cell table:style-name="ce11" office:value-type="string">
            <text:p>14,0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5" office:value-type="string">
            <text:p>CACHEPOT BOJUDINHO</text:p>
          </table:table-cell>
          <table:table-cell table:style-name="ce11" office:value-type="string">
            <text:p>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CACHEPOT COM PE</text:p>
          </table:table-cell>
          <table:table-cell table:style-name="ce11" office:value-type="string">
            <text:p>12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CACHEPOT FLOR</text:p>
          </table:table-cell>
          <table:table-cell table:style-name="ce11" office:value-type="string">
            <text:p>12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CACHEPOT UNICORNIO</text:p>
          </table:table-cell>
          <table:table-cell table:style-name="ce11" office:value-type="string">
            <text:p>32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CESTINHA COM ALÇA</text:p>
          </table:table-cell>
          <table:table-cell table:style-name="ce11" office:value-type="string">
            <text:p>12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CESTINHA BOLINHA</text:p>
          </table:table-cell>
          <table:table-cell table:style-name="ce11" office:value-type="string">
            <text:p>32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CESTINHA LISA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CESTINHA P</text:p>
          </table:table-cell>
          <table:table-cell table:style-name="ce11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5" office:value-type="string">
            <text:p>TAÇINHA REALEZA</text:p>
          </table:table-cell>
          <table:table-cell table:style-name="ce11" office:value-type="string">
            <text:p>36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TRIO VIDRINHOS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VASINHO BOLA</text:p>
          </table:table-cell>
          <table:table-cell table:style-name="ce11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VASINHO BOLA P</text:p>
          </table:table-cell>
          <table:table-cell table:style-name="ce11" office:value-type="string">
            <text:p>12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VASINHO COLMEIA</text:p>
          </table:table-cell>
          <table:table-cell table:style-name="ce11" office:value-type="string">
            <text:p>1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VASINHO LUXO</text:p>
          </table:table-cell>
          <table:table-cell table:style-name="ce11" office:value-type="string">
            <text:p>24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VASINHO ROMANO M</text:p>
          </table:table-cell>
          <table:table-cell table:style-name="ce11" office:value-type="string">
            <text:p>24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VASINHO ROMANO P</text:p>
          </table:table-cell>
          <table:table-cell table:style-name="ce11" office:value-type="string">
            <text:p>12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VASINHO RUSTICO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VASINHO UNICORNIO</text:p>
          </table:table-cell>
          <table:table-cell table:style-name="ce11" office:value-type="string">
            <text:p>32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VASO CANELADO</text:p>
          </table:table-cell>
          <table:table-cell table:style-name="ce11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5" office:value-type="string">
            <text:p>VASO CORACAO</text:p>
          </table:table-cell>
          <table:table-cell table:style-name="ce11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5" office:value-type="string">
            <text:p>VASO GARDEN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5" office:value-type="string">
            <text:p>VASO GREGO G</text:p>
          </table:table-cell>
          <table:table-cell table:style-name="ce11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5" office:value-type="string">
            <text:p>VASO ONDA G</text:p>
          </table:table-cell>
          <table:table-cell table:style-name="ce11" office:value-type="string">
            <text:p>7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5" office:value-type="string">
            <text:p>VASO ONDA M</text:p>
          </table:table-cell>
          <table:table-cell table:style-name="ce11" office:value-type="string">
            <text:p>5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5" office:value-type="string">
            <text:p>VASO ONDA P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5" office:value-type="string">
            <text:p>VASO PARIS</text:p>
          </table:table-cell>
          <table:table-cell table:style-name="ce11" office:value-type="string">
            <text:p>6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5" office:value-type="string">
            <text:p>VASO PIRULITO</text:p>
          </table:table-cell>
          <table:table-cell table:style-name="ce11" office:value-type="string">
            <text:p>21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5" office:value-type="string">
            <text:p>VASO ROMANO</text:p>
          </table:table-cell>
          <table:table-cell table:style-name="ce11" office:value-type="string">
            <text:p>4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5" office:value-type="string">
            <text:p>VASO TULIPA G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5" office:value-type="string">
            <text:p>VASO TULIPA P</text:p>
          </table:table-cell>
          <table:table-cell table:style-name="ce11" office:value-type="string">
            <text:p>2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5" office:value-type="string">
            <text:p>VASO TULIPA RUSTICO</text:p>
          </table:table-cell>
          <table:table-cell table:style-name="ce11" office:value-type="string">
            <text:p>39,90</text:p>
          </table:table-cell>
          <table:table-cell table:number-columns-repeated="1021"/>
        </table:table-row>
        <table:table-row table:style-name="ro1">
          <table:table-cell office:value-type="string">
            <text:p>VASO</text:p>
          </table:table-cell>
          <table:table-cell table:style-name="ce6" office:value-type="string">
            <text:p>VIDRINHOS</text:p>
          </table:table-cell>
          <table:table-cell table:style-name="ce11" office:value-type="string">
            <text:p>14,00</text:p>
          </table:table-cell>
          <table:table-cell table:number-columns-repeated="1021"/>
        </table:table-row>
        <table:table-row table:style-name="ro1" table:number-rows-repeated="272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7970">
          <table:table-cell table:number-columns-repeated="1024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3" table:number-rows-repeated="51">
          <table:table-cell/>
        </table:table-row>
        <table:table-row table:style-name="ro3" table:number-rows-repeated="35">
          <table:table-cell table:style-name="ce13"/>
        </table:table-row>
        <table:table-row table:style-name="ro3">
          <table:table-cell table:style-name="ce13"/>
        </table:table-row>
      </table:table>
      <table:table table:name="Sheet3" table:style-name="ta1" table:print="false">
        <table:table-column table:style-name="co4" table:default-cell-style-name="ce13"/>
        <table:table-row table:style-name="ro3">
          <table:table-cell table:style-name="ce14"/>
        </table:table-row>
        <table:table-row table:style-name="ro3" table:number-rows-repeated="32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ple Braille" svg:font-family="'Apple Braille'" style:font-pitch="variable" style:font-charset="x-symbol"/>
    <style:font-face style:name="F" svg:font-family="" style:font-family-generic="roman"/>
    <style:font-face style:name="Helvetica" svg:font-family="Helvetica" style:font-family-generic="swiss"/>
    <style:font-face style:name="Arial Hebrew" svg:font-family="'Arial Hebrew'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number:number-style style:name="N117">
      <number:text>99999,99</number:text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3/21/2019</text:date>, <text:time>22:1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Leopold</meta:initial-creator>
    <meta:creation-date>2019-03-21T20:27:35</meta:creation-date>
    <dc:date>2019-03-21T22:15:17</dc:date>
    <dc:creator>Marcelo Leopold</dc:creator>
    <meta:editing-duration>PT1H12M2S</meta:editing-duration>
    <meta:editing-cycles>10</meta:editing-cycles>
    <meta:generator>OpenOffice/4.1.5$Unix OpenOffice.org_project/415m1$Build-9789</meta:generator>
    <meta:document-statistic meta:table-count="3" meta:cell-count="927" meta:object-count="0"/>
  </office:meta>
</office:document-meta>
</file>